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officeooo:paragraph-rsid="00103250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font-style="italic" style:font-style-asian="italic" style:font-style-complex="italic"/>
    </style:style>
    <style:style style:name="P7" style:family="paragraph" style:parent-style-name="Text_20_body" style:list-style-name="L2">
      <style:text-properties fo:font-style="italic" style:font-style-asian="italic" style:font-style-complex="italic"/>
    </style:style>
    <style:style style:name="P8" style:family="paragraph" style:parent-style-name="Text_20_body">
      <style:text-properties officeooo:paragraph-rsid="00103250"/>
    </style:style>
    <style:style style:name="T1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2" style:family="text">
      <style:text-properties fo:font-size="13pt" fo:font-style="italic" style:text-underline-style="none" officeooo:rsid="00103250" style:font-size-asian="13pt" style:font-style-asian="italic" style:font-size-complex="13pt" style:font-style-complex="italic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span text:style-name="T3">Projet : </text:span><text:span text:style-name="Strong_20_Emphasis"><text:span text:style-name="T3">Système de preuve automatique pour la logique propositionnelle</text:span></text:span></text:h>
      <text:h text:style-name="Heading_20_4" text:outline-level="4"><text:span text:style-name="T4">Problématique</text:span><text:span text:style-name="T5"> :</text:span></text:h>
      <text:p text:style-name="P2">Comment implémenter un système de preuve automatique capable de vérifier la validité d'une formule en logique propositionnelle ?</text:p>
      <text:h text:style-name="P1" text:outline-level="4">Présentation :</text:h>
      <text:list text:style-name="L1">
        <text:list-item>
          <text:p text:style-name="P5"><text:span text:style-name="Strong_20_Emphasis"><text:span text:style-name="T6">Objectif</text:span></text:span><text:span text:style-name="T6"> : Développer un programme qui prend en entrée une formule logique propositionnelle et détermine si elle est valide (toujours vraie) en utilisant des méthodes de preuve formelle.</text:span></text:p>
        </text:list-item>
        <text:list-item>
          <text:p text:style-name="P5"><text:span text:style-name="Strong_20_Emphasis"><text:span text:style-name="T6">Étapes</text:span></text:span><text:span text:style-name="T6"> :</text:span></text:p>
          <text:list>
            <text:list-item>
              <text:p text:style-name="P6">Définir la syntaxe et la sémantique de la logique propositionnelle.</text:p>
            </text:list-item>
            <text:list-item>
              <text:p text:style-name="P6">Implémenter des algorithmes de preuve (exemple : méthode des tableaux sémantiques, résolution).</text:p>
            </text:list-item>
            <text:list-item>
              <text:p text:style-name="P6">Tester le système sur des exemples de formules (exemple : modus ponens, syllogisme).</text:p>
            </text:list-item>
          </text:list>
        </text:list-item>
        <text:list-item>
          <text:p text:style-name="P5"><text:span text:style-name="Strong_20_Emphasis"><text:span text:style-name="T6">Outils</text:span></text:span><text:span text:style-name="T6"> : Python ou un langage fonctionnel comme Haskell.</text:span></text:p>
        </text:list-item>
        <text:list-item>
          <text:p text:style-name="P5"><text:span text:style-name="Strong_20_Emphasis"><text:span text:style-name="T7">Résultat attendu</text:span></text:span><text:span text:style-name="T6"> : Un programme qui accepte une formule logique et retourne "Valide" ou "Non valide".</text:span></text:p>
        </text:list-item>
      </text:list>
      <text:h text:style-name="P1" text:outline-level="4">Applications :</text:h>
      <text:list text:style-name="L2">
        <text:list-item>
          <text:p text:style-name="P7">Vérification formelle de propriétés logiques dans les systèmes informatiques.</text:p>
        </text:list-item>
        <text:list-item>
          <text:p text:style-name="P7">Apprentissage des techniques de preuve en logique mathématique.</text:p>
        </text:list-item>
      </text:list>
      <text:p text:style-name="P2"/>
      <text:p text:style-name="P3"><text:span text:style-name="Strong_20_Emphasis"><text:span text:style-name="T1">Étape </text:span></text:span><text:span text:style-name="Strong_20_Emphasis"><text:span text:style-name="T2">n°1 : </text:span></text:span></text:p>
      <text:p text:style-name="P3"><text:span text:style-name="Strong_20_Emphasis"><text:span text:style-name="T2">Étape n°2 : </text:span></text:span></text:p>
      <text:p text:style-name="P3"><text:span text:style-name="Strong_20_Emphasis"><text:span text:style-name="T2">Étape n°3 :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8T07:53:35.641788089</dc:date>
    <meta:editing-duration>PT24S</meta:editing-duration>
    <meta:editing-cycles>1</meta:editing-cycles>
    <meta:document-statistic meta:table-count="0" meta:image-count="0" meta:object-count="0" meta:page-count="1" meta:paragraph-count="17" meta:word-count="159" meta:character-count="1027" meta:non-whitespace-character-count="891"/>
    <meta:generator>LibreOffice/24.2.7.2$Linux_X86_64 LibreOffice_project/420$Build-2</meta:generator>
  </office:meta>
</office:document-meta>
</file>